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3.7888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ulticore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table:style-name="ce1"/>
          <table:table-cell office:value-type="string" table:style-name="ce1">
            <text:p>dual.mergesort.asm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at</text:p>
          </table:table-cell>
          <table:table-cell office:value-type="string" table:style-name="ce3">
            <text:p>CPUCLK</text:p>
          </table:table-cell>
          <table:table-cell office:value-type="string" table:style-name="ce3">
            <text:p>CLK</text:p>
          </table:table-cell>
          <table:table-cell table:number-columns-repeated="16381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string" table:style-name="ce3">
            <text:p>25.07MHz</text:p>
          </table:table-cell>
          <table:table-cell office:value-type="string" table:style-name="ce3">
            <text:p>44.53MHz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18.58 MHz</text:p>
          </table:table-cell>
          <table:table-cell office:value-type="string" table:style-name="ce3">
            <text:p>39.27 MHz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21.57 MHz</text:p>
          </table:table-cell>
          <table:table-cell office:value-type="string" table:style-name="ce3">
            <text:p>48.02 MHz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21.4 MHz</text:p>
          </table:table-cell>
          <table:table-cell office:value-type="string" table:style-name="ce3">
            <text:p><text:s/>41.01 MHz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27.22 MHz</text:p>
          </table:table-cell>
          <table:table-cell office:value-type="string" table:style-name="ce3">
            <text:p>52.52 MHz</text:p>
          </table:table-cell>
          <table:table-cell table:number-columns-repeated="1638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20.91 MHz</text:p>
          </table:table-cell>
          <table:table-cell office:value-type="string" table:style-name="ce3">
            <text:p>44.49 MHz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Singlecore" table:style-name="ta1">
        <table:table-column table:style-name="co3" table:default-cell-style-name="ce1"/>
        <table:table-column table:style-name="co1" table:number-columns-repeated="5" table:default-cell-style-name="ce1"/>
        <table:table-column table:style-name="co2" table:number-columns-repeated="16378" table:default-cell-style-name="ce1"/>
        <table:table-row table:style-name="ro1">
          <table:table-cell table:style-name="ce1"/>
          <table:table-cell office:value-type="string" table:style-name="ce1">
            <text:p>PIPELINE</text:p>
          </table:table-cell>
          <table:table-cell office:value-type="string" table:style-name="ce1">
            <text:p>SINGLECYCLE</text:p>
          </table:table-cell>
          <table:table-cell table:style-name="ce1"/>
          <table:table-cell office:value-type="string" table:style-name="ce1">
            <text:p>PIPELINE</text:p>
          </table:table-cell>
          <table:table-cell office:value-type="string" table:style-name="ce1">
            <text:p>SINGLECYC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tency</text:p>
          </table:table-cell>
          <table:table-cell office:value-type="string" table:style-name="ce1">
            <text:p>CPUCLK</text:p>
          </table:table-cell>
          <table:table-cell office:value-type="string" table:style-name="ce1">
            <text:p>CPUCLK</text:p>
          </table:table-cell>
          <table:table-cell table:style-name="ce1"/>
          <table:table-cell office:value-type="string" table:style-name="ce1">
            <text:p>CLK</text:p>
          </table:table-cell>
          <table:table-cell office:value-type="string" table:style-name="ce1">
            <text:p>Clk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7.14" table:style-name="ce1">
            <text:p>57.14</text:p>
          </table:table-cell>
          <table:table-cell office:value-type="float" office:value="39.369999999999997" table:style-name="ce1">
            <text:p>39.37</text:p>
          </table:table-cell>
          <table:table-cell table:style-name="ce1"/>
          <table:table-cell office:value-type="float" office:value="129.6" table:style-name="ce1">
            <text:p>129.6</text:p>
          </table:table-cell>
          <table:table-cell office:value-type="float" office:value="74.27" table:style-name="ce1">
            <text:p>74.27</text:p>
          </table:table-cell>
          <table:table-cell table:number-columns-repeated="16378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58.09" table:style-name="ce1">
            <text:p>58.09</text:p>
          </table:table-cell>
          <table:table-cell office:value-type="float" office:value="39.68" table:style-name="ce1">
            <text:p>39.68</text:p>
          </table:table-cell>
          <table:table-cell table:style-name="ce1"/>
          <table:table-cell office:value-type="float" office:value="122.49" table:style-name="ce1">
            <text:p>122.49</text:p>
          </table:table-cell>
          <table:table-cell office:value-type="float" office:value="72.180000000000007" table:style-name="ce1">
            <text:p>72.1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0.17" table:style-name="ce1">
            <text:p>60.17</text:p>
          </table:table-cell>
          <table:table-cell office:value-type="float" office:value="36.82" table:style-name="ce1">
            <text:p>36.82</text:p>
          </table:table-cell>
          <table:table-cell table:style-name="ce1"/>
          <table:table-cell office:value-type="float" office:value="126.07" table:style-name="ce1">
            <text:p>126.07</text:p>
          </table:table-cell>
          <table:table-cell office:value-type="float" office:value="68.239999999999995" table:style-name="ce1">
            <text:p>68.2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9.38" table:style-name="ce1">
            <text:p>59.38</text:p>
          </table:table-cell>
          <table:table-cell office:value-type="float" office:value="37.590000000000003" table:style-name="ce1">
            <text:p>37.59</text:p>
          </table:table-cell>
          <table:table-cell table:style-name="ce1"/>
          <table:table-cell office:value-type="float" office:value="134.52000000000001" table:style-name="ce1">
            <text:p>134.52</text:p>
          </table:table-cell>
          <table:table-cell office:value-type="float" office:value="67.89" table:style-name="ce1">
            <text:p>67.89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9.7" table:style-name="ce1">
            <text:p>59.7</text:p>
          </table:table-cell>
          <table:table-cell office:value-type="float" office:value="36.880000000000003" table:style-name="ce1">
            <text:p>36.88</text:p>
          </table:table-cell>
          <table:table-cell table:style-name="ce1"/>
          <table:table-cell office:value-type="float" office:value="143.25" table:style-name="ce1">
            <text:p>143.25</text:p>
          </table:table-cell>
          <table:table-cell office:value-type="float" office:value="68.22" table:style-name="ce1">
            <text:p>68.22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8.95" table:style-name="ce1">
            <text:p>58.95</text:p>
          </table:table-cell>
          <table:table-cell office:value-type="float" office:value="36.909999999999997" table:style-name="ce1">
            <text:p>36.91</text:p>
          </table:table-cell>
          <table:table-cell table:style-name="ce1"/>
          <table:table-cell office:value-type="float" office:value="122.09" table:style-name="ce1">
            <text:p>122.09</text:p>
          </table:table-cell>
          <table:table-cell office:value-type="float" office:value="68.22" table:style-name="ce1">
            <text:p>68.22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otal instructions</text:p>
          </table:table-cell>
          <table:table-cell office:value-type="float" office:value="5404" table:style-name="ce1">
            <text:p>5404</text:p>
          </table:table-cell>
          <table:table-cell office:value-type="float" office:value="5404" table:style-name="ce1">
            <text:p>540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ycles</text:p>
          </table:table-cell>
          <table:table-cell office:value-type="float" office:value="9966.5" table:formula="of:=19933/2" table:style-name="ce1">
            <text:p>9966.5</text:p>
          </table:table-cell>
          <table:table-cell office:value-type="float" office:value="13802.5" table:formula="of:=27605/2" table:style-name="ce1">
            <text:p>13802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pi</text:p>
          </table:table-cell>
          <table:table-cell office:value-type="float" office:value="1.8442820133234641" table:formula="of:=[.B12]/[.B11]" table:style-name="ce1">
            <text:p>1.844282013</text:p>
          </table:table-cell>
          <table:table-cell office:value-type="float" office:value="2.5541265729089564" table:formula="of:=[.C12]/[.C11]" table:style-name="ce1">
            <text:p>2.554126573</text:p>
          </table:table-cell>
          <table:table-cell table:style-name="ce1"/>
          <table:table-cell office:value-type="float" office:value="0.54221642502382983" table:formula="of:=[.B11]/[.B12]" table:style-name="ce1">
            <text:p>0.542216425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0.39152327476906357" table:formula="of:=[.C11]/[.C12]" table:style-name="ce1">
            <text:p>0.39152327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max</text:p>
          </table:table-cell>
          <table:table-cell office:value-type="float" office:value="58090000" table:formula="of:=[.B4]*1000000" table:style-name="ce1">
            <text:p>58090000</text:p>
          </table:table-cell>
          <table:table-cell office:value-type="float" office:value="36120000" table:style-name="ce1">
            <text:p>3612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ycle time</text:p>
          </table:table-cell>
          <table:table-cell office:value-type="float" office:value="1.7214666896195558E-8" table:formula="of:=1/[.B15]" table:style-name="ce1">
            <text:p>1.72147E-08</text:p>
          </table:table-cell>
          <table:table-cell office:value-type="float" office:value="2.7685492801771872E-8" table:formula="of:=1/[.C15]" table:style-name="ce1">
            <text:p>2.76855E-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ycle time*cpi</text:p>
          </table:table-cell>
          <table:table-cell office:value-type="float" office:value="3.1748700522008332E-8" table:formula="of:=[.B13]*[.B16]" table:style-name="ce1">
            <text:p>3.17487E-08</text:p>
          </table:table-cell>
          <table:table-cell office:value-type="float" office:value="7.0712252849085168E-8" table:formula="of:=[.C16]*[.C13]" table:style-name="ce2">
            <text:p>7.07E-08</text:p>
          </table:table-cell>
          <table:table-cell table:style-name="ce1"/>
          <table:table-cell office:value-type="string" table:style-name="ce1">
            <text:p>LATENCY</text:p>
          </table:table-cell>
          <table:table-cell office:value-type="string" table:style-name="ce1">
            <text:p>1 INSTR/TI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CLE PER SECOND</text:p>
          </table:table-cell>
          <table:table-cell office:value-type="float" office:value="58090000" table:formula="of:=1/[.B16]" table:style-name="ce1">
            <text:p>58090000</text:p>
          </table:table-cell>
          <table:table-cell office:value-type="float" office:value="36120000" table:formula="of:=1/[.C16]" table:style-name="ce1">
            <text:p>36120000</text:p>
          </table:table-cell>
          <table:table-cell table:style-name="ce1"/>
          <table:table-cell office:value-type="string" table:style-name="ce1">
            <text:p><text:s/>1/CYCLE TIMW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IPS</text:p>
          </table:table-cell>
          <table:table-cell office:value-type="float" office:value="31.497352129634276" table:formula="of:=([.B18]/[.B13]*10^-6)" table:style-name="ce1">
            <text:p>31.4973521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.7156997762093302E-4" table:formula="of:=[.B17]*[.B11]" table:style-name="ce1">
            <text:p>0.00017157</text:p>
          </table:table-cell>
          <table:table-cell office:value-type="float" office:value="3.8212901439645624E-4" table:formula="of:=[.C17]*5404" table:style-name="ce1">
            <text:p>0.000382129</text:p>
          </table:table-cell>
          <table:table-cell table:number-columns-repeated="16381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aksha</dc:creator>
    <meta:creation-date>2021-10-06T23:42:02Z</meta:creation-date>
    <dc:date>2021-12-06T03:45:43Z</dc:date>
    <meta:editing-cycles>14</meta:editing-cycles>
    <meta:editing-duration>PT8914S</meta:editing-duration>
  </office:meta>
</office:document-meta>
</file>